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ch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office:value-type="string" calcext:value-type="string">
            <text:p>taches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ches</text:p>
          </table:table-cell>
          <table:table-cell office:value-type="string" calcext:value-type="string">
            <text:p>date limi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che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ch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6:10:22.727810711</meta:creation-date>
    <dc:date>2023-01-25T10:46:49.160451261</dc:date>
    <meta:editing-duration>PT1H43M25S</meta:editing-duration>
    <meta:editing-cycles>2</meta:editing-cycles>
    <meta:generator>LibreOffice/7.3.7.2$Linux_X86_64 LibreOffice_project/30$Build-2</meta:generator>
    <meta:document-statistic meta:table-count="1" meta:cell-count="71" meta:object-count="0"/>
  </office:meta>
</office:document-meta>
</file>